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Open Sans Light1" officeooo:rsid="000fa6e9" officeooo:paragraph-rsid="000fa6e9"/>
    </style:style>
    <style:style style:name="P2" style:family="paragraph" style:parent-style-name="Footer">
      <style:paragraph-properties fo:text-align="end" style:justify-single-word="false"/>
      <style:text-properties style:font-name="Open Sans Light1"/>
    </style:style>
    <style:style style:name="P3" style:family="paragraph" style:parent-style-name="Text_20_body">
      <style:text-properties style:font-name="Open Sans Light1"/>
    </style:style>
    <style:style style:name="P4" style:family="paragraph" style:parent-style-name="Text_20_body">
      <style:text-properties style:font-name="Open Sans Light1" fo:font-size="12pt" style:font-size-asian="12pt" style:font-size-complex="12pt"/>
    </style:style>
    <style:style style:name="P5" style:family="paragraph" style:parent-style-name="Text_20_body">
      <style:text-properties style:font-name="Open Sans Light1" fo:font-size="14pt" officeooo:rsid="00110e41" officeooo:paragraph-rsid="00110e41" style:font-size-asian="14pt" style:font-size-complex="14pt"/>
    </style:style>
    <style:style style:name="P6" style:family="paragraph" style:parent-style-name="Text_20_body">
      <style:text-properties fo:font-variant="normal" fo:text-transform="none" fo:color="#000000" style:text-line-through-style="none" fo:font-style="normal" style:text-underline-style="none" fo:font-weight="normal" officeooo:rsid="000fa6e9" officeooo:paragraph-rsid="000fa6e9" style:text-blinking="false" fo:background-color="transparent"/>
    </style:style>
    <style:style style:name="P7" style:family="paragraph" style:parent-style-name="Text_20_body">
      <style:text-properties officeooo:rsid="000fa6e9"/>
    </style:style>
    <style:style style:name="P8" style:family="paragraph" style:parent-style-name="Text_20_body">
      <style:text-properties style:font-name="Code Light" fo:font-size="88pt" style:font-size-asian="88pt" style:font-size-complex="88pt"/>
    </style:style>
    <style:style style:name="P9" style:family="paragraph" style:parent-style-name="Text_20_body">
      <style:text-properties officeooo:rsid="0012e940" officeooo:paragraph-rsid="0012e940"/>
    </style:style>
    <style:style style:name="P10"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11" style:family="paragraph" style:parent-style-name="Heading">
      <style:text-properties style:font-name="Code Light" fo:font-size="88pt" style:font-size-asian="88pt" style:font-size-complex="88pt"/>
    </style:style>
    <style:style style:name="P12" style:family="paragraph" style:parent-style-name="Text_20_body" style:list-style-name="L1">
      <style:text-properties style:font-name="Open Sans Light1"/>
    </style:style>
    <style:style style:name="P13" style:family="paragraph" style:parent-style-name="Text_20_body">
      <style:text-properties style:font-name="Open Sans Light1" fo:font-size="12pt" style:font-size-asian="12pt" style:font-size-complex="12pt"/>
    </style:style>
    <style:style style:name="P14" style:family="paragraph" style:parent-style-name="Text_20_body">
      <style:text-properties style:font-name="Open Sans Light1" fo:font-size="12pt" officeooo:paragraph-rsid="0018deec" style:font-size-asian="12pt" style:font-size-complex="12pt"/>
    </style:style>
    <style:style style:name="P15" style:family="paragraph" style:parent-style-name="Text_20_body">
      <style:text-properties style:font-name="Open Sans Light1" officeooo:paragraph-rsid="0016918f"/>
    </style:style>
    <style:style style:name="P16" style:family="paragraph" style:parent-style-name="Text_20_body">
      <style:text-properties fo:font-variant="normal" fo:text-transform="none" fo:color="#000000" style:text-line-through-style="none" style:font-name="Open Sans Light1" fo:font-size="12pt" fo:font-style="normal" style:text-underline-style="none" fo:font-weight="normal" officeooo:paragraph-rsid="0018deec" style:text-blinking="false" fo:background-color="transparent" style:font-size-asian="12pt" style:font-size-complex="12pt"/>
    </style:style>
    <style:style style:name="P17" style:family="paragraph" style:parent-style-name="Text_20_body">
      <style:text-properties fo:font-variant="normal" fo:text-transform="none" fo:color="#000000" style:text-line-through-style="none" style:font-name="Open Sans Light2" fo:font-size="12pt" fo:font-style="normal" style:text-underline-style="none" fo:font-weight="normal" style:text-blinking="false" fo:background-color="transparent" style:font-size-asian="12pt" style:font-size-complex="12pt"/>
    </style:style>
    <style:style style:name="P18" style:family="paragraph" style:parent-style-name="Text_20_body" style:list-style-name="L4"/>
    <style:style style:name="P19" style:family="paragraph" style:parent-style-name="Text_20_body" style:list-style-name="L4">
      <style:text-properties officeooo:rsid="000fa6e9"/>
    </style:style>
    <style:style style:name="P20" style:family="paragraph" style:parent-style-name="Text_20_body" style:list-style-name="L5">
      <style:text-properties officeooo:rsid="000fa6e9"/>
    </style:style>
    <style:style style:name="P21" style:family="paragraph" style:parent-style-name="Text_20_body" style:list-style-name="L6">
      <style:text-properties officeooo:rsid="000fa6e9"/>
    </style:style>
    <style:style style:name="P22" style:family="paragraph" style:parent-style-name="Text_20_body" style:list-style-name="L7">
      <style:text-properties officeooo:rsid="000fa6e9"/>
    </style:style>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text-properties fo:font-size="12pt" style:font-size-asian="12pt" style:font-size-complex="12pt"/>
    </style:style>
    <style:style style:name="P27" style:family="paragraph" style:parent-style-name="Text_20_body">
      <style:text-properties officeooo:paragraph-rsid="0018deec"/>
    </style:style>
    <style:style style:name="P28" style:family="paragraph" style:parent-style-name="Text_20_body">
      <style:text-properties officeooo:paragraph-rsid="001a6673"/>
    </style:style>
    <style:style style:name="P29" style:family="paragraph" style:parent-style-name="Text_20_body">
      <style:text-properties officeooo:paragraph-rsid="001ac1ef"/>
    </style:style>
    <style:style style:name="P30" style:family="paragraph" style:parent-style-name="Text_20_body">
      <style:text-properties officeooo:paragraph-rsid="001bfa9a"/>
    </style:style>
    <style:style style:name="P31"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2"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6918f" style:text-blinking="false" fo:background-color="transparent" style:font-size-asian="12pt" style:font-size-complex="12pt"/>
    </style:style>
    <style:style style:name="P33" style:family="paragraph" style:parent-style-name="Text_20_body">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87f8c" style:text-blinking="false" fo:background-color="transparent" style:font-size-asian="12pt" style:font-size-complex="12pt"/>
    </style:style>
    <style:style style:name="P34" style:family="paragraph" style:parent-style-name="Text_20_body" style:list-style-name="L8">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8">
      <style:paragraph-properties fo:margin-top="0cm" fo:margin-bottom="0cm" style:contextual-spacing="false" fo:line-height="100%" style:writing-mode="lr-tb"/>
      <style:text-properties fo:font-variant="normal" fo:text-transform="none" fo:color="#000000" style:text-line-through-style="none" style:font-name="Open Sans Light1" fo:font-size="12pt" fo:font-style="normal" style:text-underline-style="none" fo:font-weight="normal" officeooo:paragraph-rsid="00187f8c" style:text-blinking="false" fo:background-color="transparent" style:font-size-asian="12pt" style:font-size-complex="12pt"/>
    </style:style>
    <style:style style:name="P36" style:family="paragraph" style:parent-style-name="Text_20_body">
      <style:paragraph-properties fo:margin-top="0cm" fo:margin-bottom="0cm" style:contextual-spacing="false" fo:line-height="100%" style:writing-mode="lr-tb"/>
      <style:text-properties style:font-name="Open Sans Light1" fo:font-size="12pt" officeooo:paragraph-rsid="00187f8c" style:font-size-asian="12pt" style:font-size-complex="12pt"/>
    </style:style>
    <style:style style:name="P37" style:family="paragraph" style:parent-style-name="Heading_20_2" style:list-style-name="">
      <style:text-properties style:font-name="Code Light" fo:font-size="96pt" fo:font-style="normal" fo:font-weight="normal" officeooo:rsid="000e658d" style:font-size-asian="96pt" style:font-style-asian="normal" style:font-weight-asian="normal" style:font-size-complex="96pt" style:font-style-complex="normal" style:font-weight-complex="normal"/>
    </style:style>
    <style:style style:name="P38" style:family="paragraph" style:parent-style-name="Heading_20_2">
      <style:text-properties officeooo:rsid="0012e940"/>
    </style:style>
    <style:style style:name="P39" style:family="paragraph" style:parent-style-name="Heading_20_2">
      <style:text-properties officeooo:rsid="00149316"/>
    </style:style>
    <style:style style:name="P40" style:family="paragraph" style:parent-style-name="Heading_20_2">
      <style:text-properties officeooo:paragraph-rsid="00187f8c"/>
    </style:style>
    <style:style style:name="P41" style:family="paragraph" style:parent-style-name="Heading_20_1">
      <style:text-properties style:font-name="Code Light" fo:font-size="96pt" fo:font-weight="normal" officeooo:rsid="000e658d" officeooo:paragraph-rsid="000e658d" style:font-size-asian="96pt" style:font-weight-asian="normal" style:font-size-complex="96pt" style:font-weight-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12e940"/>
    </style:style>
    <style:style style:name="P44" style:family="paragraph" style:parent-style-name="Heading_20_1" style:master-page-name="CorpsDocu">
      <style:paragraph-properties style:page-number="1" fo:break-before="page"/>
      <style:text-properties style:font-name="Quicksand Light" fo:font-size="40pt" fo:font-weight="normal" style:font-size-asian="40pt" style:font-weight-asian="normal" style:font-size-complex="40pt" style:font-weight-complex="normal"/>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e658d"/>
    </style:style>
    <style:style style:name="T2" style:family="text">
      <style:text-properties fo:font-variant="normal" fo:text-transform="none" fo:color="#000000" fo:font-style="normal" fo:font-weight="normal" fo:background-color="transparent"/>
    </style:style>
    <style:style style:name="T3" style:family="text">
      <style:text-properties fo:font-variant="normal" fo:text-transform="none" fo:color="#000000" fo:font-style="normal" fo:font-weight="normal" officeooo:rsid="000e658d" fo:background-color="transparent"/>
    </style:style>
    <style:style style:name="T4" style:family="text">
      <style:text-properties fo:font-variant="normal" fo:text-transform="none" fo:color="#000000" style:text-line-through-style="none" fo:font-style="normal" style:text-underline-style="none" fo:font-weight="normal" style:text-blinking="false" fo:background-color="transparent"/>
    </style:style>
    <style:style style:name="T5" style:family="text">
      <style:text-properties fo:font-variant="normal" fo:text-transform="none" fo:color="#000000" style:text-line-through-style="none" fo:font-style="normal" style:text-underline-style="none" fo:font-weight="normal" officeooo:rsid="00187f8c" style:text-blinking="false" fo:background-color="transparent"/>
    </style:style>
    <style:style style:name="T6" style:family="text">
      <style:text-properties fo:font-variant="normal" fo:text-transform="none" fo:color="#000000" style:text-line-through-style="none" fo:font-style="normal" style:text-underline-style="none" fo:font-weight="normal" officeooo:rsid="0018deec" style:text-blinking="false" fo:background-color="transparent"/>
    </style:style>
    <style:style style:name="T7" style:family="text">
      <style:text-properties officeooo:rsid="0014e235"/>
    </style:style>
    <style:style style:name="T8" style:family="text">
      <style:text-properties officeooo:rsid="0016918f"/>
    </style:style>
    <style:style style:name="T9" style:family="text">
      <style:text-properties officeooo:rsid="00187f8c"/>
    </style:style>
    <style:style style:name="T10" style:family="text">
      <style:text-properties style:font-name="Open Sans Light1" fo:font-size="12pt" fo:font-style="normal" fo:font-weight="normal" officeooo:rsid="00187f8c" style:font-size-asian="12pt" style:font-size-complex="12pt"/>
    </style:style>
    <style:style style:name="T11" style:family="text">
      <style:text-properties style:font-name="Open Sans Light1" fo:font-size="12pt" fo:font-style="normal" fo:font-weight="normal" officeooo:rsid="0018deec" style:font-size-asian="12pt" style:font-size-complex="12pt"/>
    </style:style>
    <style:style style:name="T12" style:family="text">
      <style:text-properties officeooo:rsid="0018deec"/>
    </style:style>
    <style:style style:name="T13" style:family="text">
      <style:text-properties officeooo:rsid="001a6673"/>
    </style:style>
    <style:style style:name="T14" style:family="text">
      <style:text-properties fo:font-style="normal" fo:font-weight="normal"/>
    </style:style>
    <style:style style:name="T15" style:family="text">
      <style:text-properties officeooo:rsid="001ac1ef"/>
    </style:style>
    <style:style style:name="T16" style:family="text">
      <style:text-properties officeooo:rsid="001bfa9a"/>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
      <text:h text:style-name="P41" text:outline-level="1"/>
      <text:p text:style-name="P11"><text:bookmark-start text:name="__RefHeading__462_2117037070"/>RAPPORT<text:bookmark-end text:name="__RefHeading__462_2117037070"/></text:p>
      <text:p text:style-name="P11"><text:bookmark-start text:name="__RefHeading__464_2117037070"/>DE PROJET<text:bookmark-end text:name="__RefHeading__464_2117037070"/></text:p>
      <text:p text:style-name="P8"/>
      <text:p text:style-name="P5">Groupe ?</text:p>
      <text:p text:style-name="P5">Patois , Mercandali, Martel, Scala, Hong Ngoc, Rollot </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45">Table des matières</text:p>
          </text:index-title>
          <text:p text:style-name="P46"><text:a xlink:type="simple" xlink:href="#__RefHeading__466_2117037070" text:style-name="Index_20_Link" text:visited-style-name="Index_20_Link">Description du projet :<text:tab/>1</text:a></text:p>
          <text:p text:style-name="P46"><text:a xlink:type="simple" xlink:href="#__RefHeading__468_2117037070" text:style-name="Index_20_Link" text:visited-style-name="Index_20_Link">Description du jeu :<text:tab/>2</text:a></text:p>
          <text:p text:style-name="P47"><text:a xlink:type="simple" xlink:href="#__RefHeading__547_80136204" text:style-name="Index_20_Link" text:visited-style-name="Index_20_Link">Les bâtiments<text:tab/>2</text:a></text:p>
          <text:p text:style-name="P47"><text:a xlink:type="simple" xlink:href="#__RefHeading__686_2117037070" text:style-name="Index_20_Link" text:visited-style-name="Index_20_Link">Les unités<text:tab/>3</text:a></text:p>
          <text:p text:style-name="P47"><text:a xlink:type="simple" xlink:href="#__RefHeading__551_80136204" text:style-name="Index_20_Link" text:visited-style-name="Index_20_Link">Les terrains<text:tab/>3</text:a></text:p>
          <text:p text:style-name="P47"><text:a xlink:type="simple" xlink:href="#__RefHeading__688_2117037070" text:style-name="Index_20_Link" text:visited-style-name="Index_20_Link">L’intelligence Artificielle<text:tab/>4</text:a></text:p>
          <text:p text:style-name="P47"><text:a xlink:type="simple" xlink:href="#__RefHeading__470_2117037070" text:style-name="Index_20_Link" text:visited-style-name="Index_20_Link">Les Graphismes<text:tab/>4</text:a></text:p>
          <text:p text:style-name="P47"><text:a xlink:type="simple" xlink:href="#__RefHeading__553_80136204" text:style-name="Index_20_Link" text:visited-style-name="Index_20_Link">Déroulement d'une partie<text:tab/>4</text:a></text:p>
          <text:p text:style-name="P46"><text:a xlink:type="simple" xlink:href="#__RefHeading__412_96695133" text:style-name="Index_20_Link" text:visited-style-name="Index_20_Link">Récapitulatifs des Semaines<text:tab/>5</text:a></text:p>
          <text:p text:style-name="P47"><text:a xlink:type="simple" xlink:href="#__RefHeading__690_2117037070" text:style-name="Index_20_Link" text:visited-style-name="Index_20_Link">Semaine 2<text:tab/>5</text:a></text:p>
          <text:p text:style-name="P47"><text:a xlink:type="simple" xlink:href="#__RefHeading__692_2117037070" text:style-name="Index_20_Link" text:visited-style-name="Index_20_Link">Semaine 3<text:tab/>5</text:a></text:p>
          <text:p text:style-name="P47"><text:a xlink:type="simple" xlink:href="#__RefHeading__694_2117037070" text:style-name="Index_20_Link" text:visited-style-name="Index_20_Link">Semaine 4<text:tab/>6</text:a></text:p>
          <text:p text:style-name="P47"><text:a xlink:type="simple" xlink:href="#__RefHeading__696_2117037070" text:style-name="Index_20_Link" text:visited-style-name="Index_20_Link">Semaine 5<text:tab/>7</text:a></text:p>
          <text:p text:style-name="P47"><text:a xlink:type="simple" xlink:href="#__RefHeading__698_2117037070" text:style-name="Index_20_Link" text:visited-style-name="Index_20_Link">Semaine 6<text:tab/>8</text:a></text:p>
          <text:p text:style-name="P46"><text:a xlink:type="simple" xlink:href="#__RefHeading__388_96695133" text:style-name="Index_20_Link" text:visited-style-name="Index_20_Link">Fonctionnement du Jeu<text:tab/>9</text:a></text:p>
          <text:p text:style-name="P47"><text:a xlink:type="simple" xlink:href="#__RefHeading__390_96695133" text:style-name="Index_20_Link" text:visited-style-name="Index_20_Link">Intelligence Artificielle<text:tab/>9</text:a></text:p>
          <text:p text:style-name="P47"><text:a xlink:type="simple" xlink:href="#__RefHeading__422_96695133" text:style-name="Index_20_Link" text:visited-style-name="Index_20_Link">Partie<text:tab/>9</text:a></text:p>
          <text:p text:style-name="P47"><text:a xlink:type="simple" xlink:href="#__RefHeading__392_96695133" text:style-name="Index_20_Link" text:visited-style-name="Index_20_Link">IHM<text:tab/>9</text:a></text:p>
          <text:p text:style-name="P47"><text:a xlink:type="simple" xlink:href="#__RefHeading__394_96695133" text:style-name="Index_20_Link" text:visited-style-name="Index_20_Link">Moteur<text:tab/>9</text:a></text:p>
          <text:p text:style-name="P47"><text:a xlink:type="simple" xlink:href="#__RefHeading__424_96695133" text:style-name="Index_20_Link" text:visited-style-name="Index_20_Link">Unité<text:tab/>9</text:a></text:p>
          <text:p text:style-name="P46"><text:a xlink:type="simple" xlink:href="#__RefHeading__396_96695133" text:style-name="Index_20_Link" text:visited-style-name="Index_20_Link">Travail d'Équipe<text:tab/>10</text:a></text:p>
          <text:p text:style-name="P47"><text:a xlink:type="simple" xlink:href="#__RefHeading__398_96695133" text:style-name="Index_20_Link" text:visited-style-name="Index_20_Link">Chef de projet<text:tab/>10</text:a></text:p>
          <text:p text:style-name="P47"><text:a xlink:type="simple" xlink:href="#__RefHeading__400_96695133" text:style-name="Index_20_Link" text:visited-style-name="Index_20_Link">Répartition des taches<text:tab/>10</text:a></text:p>
          <text:p text:style-name="P47"><text:a xlink:type="simple" xlink:href="#__RefHeading__402_96695133" text:style-name="Index_20_Link" text:visited-style-name="Index_20_Link">Problème rencontrés<text:tab/>10</text:a></text:p>
          <text:p text:style-name="P46"><text:a xlink:type="simple" xlink:href="#__RefHeading__404_96695133" text:style-name="Index_20_Link" text:visited-style-name="Index_20_Link">Discussion<text:tab/>11</text:a></text:p>
          <text:p text:style-name="P47"><text:a xlink:type="simple" xlink:href="#__RefHeading__406_96695133" text:style-name="Index_20_Link" text:visited-style-name="Index_20_Link">Truc bien<text:tab/>11</text:a></text:p>
          <text:p text:style-name="P47"><text:a xlink:type="simple" xlink:href="#__RefHeading__408_96695133" text:style-name="Index_20_Link" text:visited-style-name="Index_20_Link">Aspect à améliorer<text:tab/>11</text:a></text:p>
          <text:p text:style-name="P46"><text:a xlink:type="simple" xlink:href="#__RefHeading__410_96695133" text:style-name="Index_20_Link" text:visited-style-name="Index_20_Link">Conclusion<text:tab/>12</text:a></text:p>
        </text:index-body>
      </text:table-of-content>
      <text:h text:style-name="P37" text:outline-level="2"><text:soft-page-break/></text:h>
      <text:h text:style-name="P44" text:outline-level="1"><text:bookmark-start text:name="__RefHeading__466_2117037070"/>Description du projet :<text:bookmark-end text:name="__RefHeading__466_2117037070"/></text:h>
      <text:p text:style-name="Text_20_body"/>
      <text:p text:style-name="P15"><text:span text:style-name="T8">Le but du projet était de</text:span> programmer un jeu vidéo tactique au tour par tour de simulation de guerre le plus complet possible <text:span text:style-name="T8">en JAVA.</text:span> </text:p>
      <text:p text:style-name="P15"><text:span text:style-name="T8">Il devait</text:span> comport<text:span text:style-name="T8">er</text:span> un menu de démarrage, un but, des éléments à débloquer, un<text:span text:style-name="T8">e campagne et</text:span> des animations. <text:span text:style-name="T8">D'autre part, le projet devait d'abord être programmé sur PC puis si le temps nous le permettait, sur Android.</text:span> </text:p>
      <text:p text:style-name="P3"><text:span text:style-name="T8">L</text:span>e menu <text:span text:style-name="T8">du jeu devait </text:span>comporter plusieurs parties :</text:p>
      <text:list xml:id="list5759437669530387505" text:style-name="L1">
        <text:list-item>
          <text:p text:style-name="P12">Mode Histoire</text:p>
        </text:list-item>
        <text:list-item>
          <text:p text:style-name="P12">Mode Combat</text:p>
        </text:list-item>
        <text:list-item>
          <text:p text:style-name="P12">Mode Tutoriel</text:p>
        </text:list-item>
        <text:list-item>
          <text:p text:style-name="P12">Options</text:p>
        </text:list-item>
      </text:list>
      <text:p text:style-name="P3">Le mode histoire <text:span text:style-name="T8">devait permettre au joueur de jouer à la campagne du jeu. Cette campagne devait être une succession de mission séparé par des dialogues entre protagonistes de l'histoire.</text:span></text:p>
      <text:p text:style-name="P3">Le mode Combat <text:span text:style-name="T8">devait </text:span>permettr<text:span text:style-name="T8">e</text:span> de jouer sur différentes cartes contre un ou plusieurs joueur ( ou IA au choix ) au tour par tour.</text:p>
      <text:p text:style-name="P3">Le mode Tutoriel <text:span text:style-name="T8">devait p</text:span>ermettr<text:span text:style-name="T8">e</text:span> de revoir les leçons et conseil vu au début du mode histoire et de voir des astuces débloquées au cours du jeu.</text:p>
      <text:p text:style-name="P3">Le menu option permettra de régler quelques options comme le son par exemple.</text:p>
      <text:p text:style-name="Text_20_body"/>
      <text:h text:style-name="P42" text:outline-level="1"><text:bookmark-start text:name="__RefHeading__468_2117037070"/>Description du jeu :<text:bookmark-end text:name="__RefHeading__468_2117037070"/></text:h>
      <text:p text:style-name="Text_20_body"/>
      <text:p text:style-name="P32"><text:span text:style-name="T8">Notre jeu se nomme Slatch. Il comporte une campagne </text:span><text:span text:style-name="T9">scénarisée</text:span><text:span text:style-name="T8">, composé de 16 missions, d'un mode de partie rapide et un tutoriel reprenant les </text:span><text:span text:style-name="T9">8 principaux aspects du jeu.</text:span><text:span text:style-name="T8"> </text:span></text:p>
      <text:p text:style-name="P33"><text:span text:style-name="T9">Lorsque le joueur lance le jeu, il effectue généralement une succession de partie. </text:span></text:p>
      <text:p text:style-name="P33"><text:span text:style-name="T9"/></text:p>
      <text:p text:style-name="P36"><text:span text:style-name="T4">Une partie est une bataille sur une carte quadrillée plus ou moins grande contre un ou plusieurs adversaires contrôlés par un autre joueur ou par une IA. Chaque joueur peut choisir sa factions au début de la partie (Militaire </text:span><text:span text:style-name="T5">ou </text:span><text:span text:style-name="T4">Robot), possédant chaque </text:span><text:span text:style-name="T5">une unité spéciale</text:span><text:span text:style-name="T4">.</text:span></text:p>
      <text:p text:style-name="P10">Le but d’une partie est en général de détruire <text:span text:style-name="T9">toutes les unités ennemies</text:span>. Mais cette objectif peut changer (surtout dans le mode histoire) comme par exemple :</text:p>
      <text:list xml:id="list4166945432281811015" text:style-name="L8">
        <text:list-item>
          <text:p text:style-name="P34">Détruire la base ennemie en moins de 10 tours</text:p>
        </text:list-item>
        <text:list-item>
          <text:p text:style-name="P34">Survivre X tour<text:span text:style-name="T9">s </text:span></text:p>
        </text:list-item>
        <text:list-item>
          <text:p text:style-name="P35"><text:span text:style-name="T9">Capturez la (les) base(s) ennemie(s)</text:span></text:p>
        </text:list-item>
      </text:list>
      <text:p text:style-name="P10"><text:span text:style-name="T9"/></text:p>
      <text:p text:style-name="P10"><text:span text:style-name="T9">Pour atteindre ces objectifs, </text:span>chaque joueur a à sa disposition plusieurs bâtiments et unités avec leurs rôles.</text:p>
      <text:p text:style-name="P4"/>
      <text:h text:style-name="P40" text:outline-level="2"><text:bookmark-start text:name="__RefHeading__547_80136204"/>Les bâtiments<text:bookmark-end text:name="__RefHeading__547_80136204"/></text:h>
      <text:p text:style-name="Text_20_body"><text:bookmark-start text:name="__RefHeading__549_80136204"/><text:span text:style-name="T10">Il existe </text:span><text:span text:style-name="T11">trois types de bâtiments : les bâtiments, les usines et le QG.</text:span><text:bookmark-end text:name="__RefHeading__549_80136204"/></text:p>
      <text:p text:style-name="P27"><text:span text:style-name="T11">Les bâtiments sont des bases qui rémunère le joueur à chaque tour. Plus le joueur possède de bâtiments, plus il gagnera d'argent au prochain tour.</text:span></text:p>
      <text:p text:style-name="P27"><text:span text:style-name="T11">Les usines sont des camps d’entraînements. Le joueur peut y construire toutes les unités du jeu ( sauf l'unité spécial de la faction ennemi ). Les usines rémunèrent également, à valeur égal avec les bâtiment, <text:s/>le joueur. </text:span></text:p>
      <text:p text:style-name="P27"><text:span text:style-name="T11">Le QG est le quartier général du joueur. Comme le reste des bâtiments du jeu, il rémunèrent le joueur. Si le QG du joueur est capturé, ce dernier a perdu la partie.</text:span></text:p>
      <text:p text:style-name="P4"/>
      <text:h text:style-name="Heading_20_2" text:outline-level="2"><text:bookmark-start text:name="__RefHeading__686_2117037070"/><text:soft-page-break/>Les unités<text:bookmark-end text:name="__RefHeading__686_2117037070"/></text:h>
      <text:p text:style-name="P16"><text:span text:style-name="T12">Chaque factions possèdent 6 unités et une unité spéciale. Toutes les unités ont leur avantages et inconvénients face à un autre type d'unité. Par exemple, un démolisseur ( infanterie équipé d'un mortier ) est efficace contre les tanks mais très inefficace contre les infanteries.</text:span></text:p>
      <text:p text:style-name="P14"><text:span text:style-name="T6">D'autre part, toutes les unités ont leur propre type de déplacement et un nombre de cases de déplacements propre. Par exemple une infanterie peut se déplacer sur la montagne et la forêt, tandis qu'un tank ne peut ni se déplacer dans la forêt <text:s/>ni dans la montagne.</text:span></text:p>
      <text:p text:style-name="P16"><text:span text:style-name="T12">Chaque unité possède également une vision dans le brouillard de guerre. Cette vision dépend </text:span><text:span text:style-name="T13">de son déplacement.</text:span></text:p>
      <text:p text:style-name="P26"><text:span text:style-name="T13">Enfin à </text:span>chaque combat, une unité gagne de l’expérience en fonction des dégâts qu’elle a infligés. Si elle acquière suffisamment d’expérience elle monte de niveau et devient plus puissante.</text:p>
      <text:h text:style-name="Heading_20_2" text:outline-level="2"><text:bookmark-start text:name="__RefHeading__551_80136204"/><text:span text:style-name="T13">Les terrains</text:span><text:bookmark-end text:name="__RefHeading__551_80136204"/></text:h>
      <text:p text:style-name="P28"><text:span text:style-name="T13">Il existe 5 grands types de terrains : Les plaines, la forêt, la montagne, l'eau et la route. Il existe également des variantes de ces terrains dans l'environnement désert. Par exemple la montagne devient une dune dans un environnement de désert. </text:span></text:p>
      <text:p text:style-name="P28"><text:span text:style-name="T13">Chaque terrain possède une couverture et un coût de déplacement propre.</text:span></text:p>
      <text:p text:style-name="P28"><text:span text:style-name="T13">La plaine est le terrain de base du jeu. Le déplacement standard de chaque unité se base sur le coût de déplacement de la plaine. La couverture de ce terrain sert également de base pour les autres terrains.</text:span></text:p>
      <text:p text:style-name="P28"><text:span text:style-name="T13">La forêt est un terrain qui ne peut être traversé que par les unités à pied ou à roues ( infanteries par exemple ). Il offre une meilleur couverture que la plaine mais son coût de déplacement est plus élevé.</text:span></text:p>
      <text:p text:style-name="P28"><text:span text:style-name="T13">La montagne est un terrain qui ne peut être traversé que par les unités à pied. Il offre la meilleur couverture possible. Cependant son coût de déplacement est également le plus élevé.</text:span></text:p>
      <text:p text:style-name="P28"><text:span text:style-name="T13">L'eau est un terrain inaccessible par toutes les unités du jeu.</text:span></text:p>
      <text:p text:style-name="P28"><text:span text:style-name="T13">La route ( ou les ponts ) est un terrain dont le coût de déplacement est inférieur à celui de la plaine pour les unités mécaniques. Il permet un déploiement plus rapide des troupes mais sa couverture est faible.</text:span></text:p>
      <text:p text:style-name="Text_20_body"><text:soft-page-break/></text:p>
      <text:h text:style-name="Heading_20_2" text:outline-level="2"><text:bookmark-start text:name="__RefHeading__688_2117037070"/>L’intelligence Artificielle<text:bookmark-end text:name="__RefHeading__688_2117037070"/></text:h>
      <text:p text:style-name="P4"><text:span text:style-name="T14">??</text:span></text:p>
      <text:h text:style-name="Heading_20_2" text:outline-level="2"><text:bookmark-start text:name="__RefHeading__470_2117037070"/><text:span text:style-name="T2">Les </text:span><text:span text:style-name="T3">G</text:span><text:span text:style-name="T2">raphismes</text:span><text:bookmark-end text:name="__RefHeading__470_2117037070"/></text:h>
      <text:p text:style-name="P17">L<text:span text:style-name="T15">'ensemble des images du jeu a été réalisé par notre équipe en utilisant le logiciel The Gimp. </text:span></text:p>
      <text:p text:style-name="P17"><text:span text:style-name="T15"/></text:p>
      <text:h text:style-name="Heading_20_2" text:outline-level="2"><text:bookmark-start text:name="__RefHeading__553_80136204"/><text:span text:style-name="T15">Déroulement d'une partie</text:span><text:bookmark-end text:name="__RefHeading__553_80136204"/></text:h>
      <text:p text:style-name="P29"><text:span text:style-name="T15">Le joueur a la possibilité de choisir parmi un grand nombre d'option avant de lancer une partie. Il peut par exemple choisir d'activé ou non le brouillard de guerre ou les animations. Il peut également créé des équipes.</text:span></text:p>
      <text:p text:style-name="P29"><text:span text:style-name="T15">Une partie se déroule généralement sur plusieurs tour. Le joueur achète ses unités et les envois ensuite vers la direction du camp ennemi. A chaque tour, le joueur gagne de l'argent et peut ainsi s'acheter des unités plus puissante. Au fur et à mesure des combats, les unités recrutés gagne de l'expérience et le joueur peut décidé de les évoluer. </text:span></text:p>
      <text:p text:style-name="P29"><text:span text:style-name="T15">Finalement lorsque qu'une équipe ou un joueur a gagné, le jeu s'arrête et le joueur arrive sur un tableau qui reprend les statistiques de tous les joueurs. <text:s/></text:span></text:p>
      <text:h text:style-name="P42" text:outline-level="1"><text:bookmark-start text:name="__RefHeading__412_96695133"/>Récapitulatifs des Semaines<text:bookmark-end text:name="__RefHeading__412_96695133"/></text:h>
      <text:p text:style-name="P30"><text:span text:style-name="T16"/></text:p>
      <text:p text:style-name="P30"><text:span text:style-name="T16">Toutes les vendredi matin, toute l'équipe se rassemblait dans une salle de réunion ( comprendre sans ordinateur ) pour faire le bilan de la semaine et discuter des fonctionnalités et correction à faire pour la semaine suivante.</text:span></text:p>
      <text:p text:style-name="P6"/>
      <text:h text:style-name="Heading_20_2" text:outline-level="2"><text:bookmark-start text:name="__RefHeading__690_2117037070"/>Semaine 2<text:bookmark-end text:name="__RefHeading__690_2117037070"/></text:h>
      <text:list xml:id="list2397267624130763444" text:style-name="L4">
        <text:list-item>
          <text:p text:style-name="P19"><text:bookmark text:name="docs-internal-guid-105542c7-5639-4f25-5a57-eb793557bc70"/>Panneau descriptif réalisé et fonctionnel</text:p>
        </text:list-item>
        <text:list-item>
          <text:p text:style-name="P18">L’IHM est maintenant décomposé en 2 panels (panel du menu et pannel de la matrice). Création de 2 MouseListener pour ces panels</text:p>
        </text:list-item>
        <text:list-item>
          <text:p text:style-name="P18">Unification de la police pour la barre d’information</text:p>
        </text:list-item>
        <text:list-item>
          <text:p text:style-name="P18">Nouvel algorithme pour le déplacement (diminution de la complexité)</text:p>
        </text:list-item>
        <text:list-item>
          <text:p text:style-name="P18">Chargement de toutes les images au début d’une partie (pour éviter le chargement des images pendant la partie qui diminue la performance du jeu)</text:p>
        </text:list-item>
        <text:list-item>
          <text:p text:style-name="P18">La possibilité d’acheter des unités ( + le menu Shop)</text:p>
        </text:list-item>
        <text:list-item>
          <text:p text:style-name="P18">La possibilité de capturer un batiment</text:p>
        </text:list-item>
        <text:list-item>
          <text:p text:style-name="P18">Ajout de l’eau, route, démolisseur, ingénieur, UML, usine</text:p>
        </text:list-item>
        <text:list-item>
          <text:p text:style-name="P18">La possibilité de traverser les unités alliées</text:p>
        </text:list-item>
        <text:list-item>
          <text:p text:style-name="P18">Les bâtiments alliés soignent au début du tour</text:p>
        </text:list-item>
        <text:list-item>
          <text:p text:style-name="P18">L’ingénieur soigne (et n’attaque pas)</text:p>
        </text:list-item>
        <text:list-item>
          <text:p text:style-name="P18">IA se déplace vers un coordonnée X et Y prédéfini en plusieurs tours</text:p>
        </text:list-item>
      </text:list>
      <text:p text:style-name="Text_20_body"/>
      <text:h text:style-name="Heading_20_2" text:outline-level="2"><text:bookmark-start text:name="__RefHeading__692_2117037070"/><text:soft-page-break/>Semaine 3<text:bookmark-end text:name="__RefHeading__692_2117037070"/></text:h>
      <text:list xml:id="list4211006135258024133" text:style-name="L5">
        <text:list-item>
          <text:p text:style-name="P20"><text:bookmark text:name="docs-internal-guid-4e167c28-563a-7059-c981-7672f19d6cab"/>Terminer l’ingénieur</text:p>
        </text:list-item>
        <text:list-item>
          <text:p text:style-name="P23">Fin de partie + Statistique</text:p>
        </text:list-item>
        <text:list-item>
          <text:p text:style-name="P23">Map Creator</text:p>
        </text:list-item>
        <text:list-item>
          <text:p text:style-name="P23">Déplacement plus fluide</text:p>
        </text:list-item>
        <text:list-item>
          <text:p text:style-name="P23">IA basique</text:p>
          <text:list>
            <text:list-item>
              <text:p text:style-name="P23">Capture si elle est sur un bâtiment</text:p>
            </text:list-item>
            <text:list-item>
              <text:p text:style-name="P23">Cherche l’unité la plus proche / bâtiment le plus proche (et unité à soigner le plus proche pour l’ingénieur)</text:p>
            </text:list-item>
            <text:list-item>
              <text:p text:style-name="P23">Attaque / Capture / Soigne la cible</text:p>
            </text:list-item>
            <text:list-item>
              <text:p text:style-name="P23">Achète l’unité la plus chère possible. Si elle a déjà suffisamment d’unité du type qu’elle peut acheter, elle économise</text:p>
            </text:list-item>
          </text:list>
        </text:list-item>
        <text:list-item>
          <text:p text:style-name="P23">Menu Principal (mais pas encore lié à Partie)</text:p>
        </text:list-item>
        <text:list-item>
          <text:p text:style-name="P23">Sauvegarder / Charger</text:p>
        </text:list-item>
        <text:list-item>
          <text:p text:style-name="P23">Correction de bugs pour pouvoir jouer à 4 joueurs</text:p>
        </text:list-item>
        <text:list-item>
          <text:p text:style-name="P23">Changement de condition de victoire (capture QG)</text:p>
        </text:list-item>
        <text:list-item>
          <text:p text:style-name="P23">Ajout de la moyenne distance</text:p>
        </text:list-item>
        <text:list-item>
          <text:p text:style-name="P23">Système de point d’expérience</text:p>
        </text:list-item>
      </text:list>
      <text:p text:style-name="P7"/>
      <text:h text:style-name="Heading_20_2" text:outline-level="2"><text:bookmark-start text:name="__RefHeading__694_2117037070"/>Semaine 4<text:bookmark-end text:name="__RefHeading__694_2117037070"/></text:h>
      <text:list xml:id="list4871671959512941754" text:style-name="L6">
        <text:list-item>
          <text:p text:style-name="P21"><text:bookmark text:name="docs-internal-guid-2f5b4d7d-563b-1688-a5ec-76102af7f269"/>Nouvelle IA :</text:p>
          <text:list>
            <text:list-item>
              <text:p text:style-name="P24">Fonctionne avec une map d’influence</text:p>
              <text:list>
                <text:list-item>
                  <text:p text:style-name="P24">Capture</text:p>
                </text:list-item>
                <text:list-item>
                  <text:p text:style-name="P24">Defensif</text:p>
                </text:list-item>
                <text:list-item>
                  <text:p text:style-name="P24">Offensif</text:p>
                </text:list-item>
                <text:list-item>
                  <text:p text:style-name="P24"><text:soft-page-break/>Menace</text:p>
                </text:list-item>
                <text:list-item>
                  <text:p text:style-name="P24">Retraite</text:p>
                </text:list-item>
              </text:list>
            </text:list-item>
            <text:list-item>
              <text:p text:style-name="P24">Peut faire évoluer</text:p>
            </text:list-item>
            <text:list-item>
              <text:p text:style-name="P24">Semble plus performante</text:p>
            </text:list-item>
            <text:list-item>
              <text:p text:style-name="P24">Trop de temps de calcul sur une map trop grande</text:p>
            </text:list-item>
          </text:list>
        </text:list-item>
        <text:list-item>
          <text:p text:style-name="P24">IHM avec animations (non commit)</text:p>
          <text:list>
            <text:list-item>
              <text:p text:style-name="P24">Avancement avec animations avec le Tick (80%) afin de remplacer les thread.sleep()</text:p>
            </text:list-item>
          </text:list>
        </text:list-item>
        <text:list-item>
          <text:p text:style-name="P24">Affichage des dégats/soins lors des combats </text:p>
          <text:list>
            <text:list-item>
              <text:p text:style-name="P24">Mais ne reste que si on ne rafraichit pas !!</text:p>
            </text:list-item>
          </text:list>
        </text:list-item>
        <text:list-item>
          <text:p text:style-name="P24">Brouillard</text:p>
        </text:list-item>
        <text:list-item>
          <text:p text:style-name="P24">Equipe</text:p>
        </text:list-item>
        <text:list-item>
          <text:p text:style-name="P24">Debut de campagne</text:p>
        </text:list-item>
        <text:list-item>
          <text:p text:style-name="P24">Menu lié au reste (compléter à 45%)</text:p>
        </text:list-item>
        <text:list-item>
          <text:p text:style-name="P24">Unité Robot (80%)</text:p>
        </text:list-item>
        <text:list-item>
          <text:p text:style-name="P24">Affichage PVMax, Exp dans le menu descriptif</text:p>
        </text:list-item>
      </text:list>
      <text:p text:style-name="P7"/>
      <text:h text:style-name="Heading_20_2" text:outline-level="2"><text:bookmark-start text:name="__RefHeading__696_2117037070"/>Semaine 5<text:bookmark-end text:name="__RefHeading__696_2117037070"/></text:h>
      <text:list xml:id="list770637874036057687" text:style-name="L7">
        <text:list-item>
          <text:p text:style-name="P22"><text:bookmark text:name="docs-internal-guid-271f182e-563c-6074-6632-e16ba81b6ce8"/>Animation finie</text:p>
        </text:list-item>
        <text:list-item>
          <text:p text:style-name="P25">Système du mode Campagne est fini, il ne reste plus qu’à remplir le scénario</text:p>
        </text:list-item>
        <text:list-item>
          <text:p text:style-name="P25">Portage Android à 50%</text:p>
        </text:list-item>
        <text:list-item>
          <text:p text:style-name="P25">Nombreuses nouvelles cartes</text:p>
        </text:list-item>
        <text:list-item>
          <text:p text:style-name="P25">Quelques améliorations de l’IHM</text:p>
          <text:list>
            <text:list-item>
              <text:p text:style-name="P25">Affichage de tous tous les membres de l’équipe gagnante</text:p>
            </text:list-item>
            <text:list-item>
              <text:p text:style-name="P25">Le statistique refait entièrement</text:p>
            </text:list-item>
            <text:list-item>
              <text:p text:style-name="P25"><text:soft-page-break/>Pause entre deux tours de joueur</text:p>
            </text:list-item>
          </text:list>
        </text:list-item>
        <text:list-item>
          <text:p text:style-name="P25">Possibilité de retour au Menu principal</text:p>
        </text:list-item>
        <text:list-item>
          <text:p text:style-name="P25">Menu principal fini à 99%</text:p>
        </text:list-item>
      </text:list>
      <text:p text:style-name="P6"/>
      <text:h text:style-name="Heading_20_2" text:outline-level="2"><text:bookmark-start text:name="__RefHeading__698_2117037070"/>Semaine 6<text:bookmark-end text:name="__RefHeading__698_2117037070"/></text:h>
      <text:h text:style-name="P43" text:outline-level="1"><text:bookmark-start text:name="__RefHeading__388_96695133"/>Fonctionnement du Jeu<text:bookmark-end text:name="__RefHeading__388_96695133"/></text:h>
      <text:p text:style-name="P9"/>
      <text:h text:style-name="P38" text:outline-level="2"><text:bookmark-start text:name="__RefHeading__390_96695133"/>Intelligence Artificielle<text:bookmark-end text:name="__RefHeading__390_96695133"/></text:h>
      <text:h text:style-name="P39" text:outline-level="2"><text:bookmark-start text:name="__RefHeading__422_96695133"/>Partie<text:bookmark-end text:name="__RefHeading__422_96695133"/></text:h>
      <text:h text:style-name="P38" text:outline-level="2"><text:bookmark-start text:name="__RefHeading__392_96695133"/>IHM<text:bookmark-end text:name="__RefHeading__392_96695133"/></text:h>
      <text:h text:style-name="P38" text:outline-level="2"><text:bookmark-start text:name="__RefHeading__394_96695133"/>Moteur<text:bookmark-end text:name="__RefHeading__394_96695133"/></text:h>
      <text:h text:style-name="P39" text:outline-level="2"><text:bookmark-start text:name="__RefHeading__424_96695133"/>Unité<text:bookmark-end text:name="__RefHeading__424_96695133"/></text:h>
      <text:h text:style-name="P43" text:outline-level="1"><text:bookmark-start text:name="__RefHeading__396_96695133"/>Travail d'Équipe<text:bookmark-end text:name="__RefHeading__396_96695133"/></text:h>
      <text:h text:style-name="P38" text:outline-level="2"><text:bookmark-start text:name="__RefHeading__398_96695133"/>Chef de projet<text:bookmark-end text:name="__RefHeading__398_96695133"/></text:h>
      <text:h text:style-name="P38" text:outline-level="2"><text:bookmark-start text:name="__RefHeading__400_96695133"/>Répartition des taches<text:bookmark-end text:name="__RefHeading__400_96695133"/></text:h>
      <text:h text:style-name="P38" text:outline-level="2"><text:bookmark-start text:name="__RefHeading__402_96695133"/>Problème rencontrés<text:bookmark-end text:name="__RefHeading__402_96695133"/></text:h>
      <text:h text:style-name="P43" text:outline-level="1"><text:bookmark-start text:name="__RefHeading__404_96695133"/>Discussion<text:bookmark-end text:name="__RefHeading__404_96695133"/></text:h>
      <text:h text:style-name="P38" text:outline-level="2"><text:bookmark-start text:name="__RefHeading__406_96695133"/>Truc bien<text:bookmark-end text:name="__RefHeading__406_96695133"/></text:h>
      <text:h text:style-name="P38" text:outline-level="2"><text:bookmark-start text:name="__RefHeading__408_96695133"/>Aspect à amélior<text:span text:style-name="T7">er</text:span><text:bookmark-end text:name="__RefHeading__408_96695133"/></text:h>
      <text:p text:style-name="P9"/>
      <text:h text:style-name="P43" text:outline-level="1"><text:bookmark-start text:name="__RefHeading__410_96695133"/>Conclusion<text:bookmark-end text:name="__RefHeading__410_9669513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de Light" svg:font-family="'Code Light'" style:font-pitch="variable"/>
    <style:font-face style:name="Quicksand Light" svg:font-family="'Quicksand Light'" style:font-adornments="Light" style:font-pitch="variable"/>
    <style:font-face style:name="Quicksand Light1" svg:font-family="'Quicksand Light'" style:font-adornments="Maigre" style:font-pitch="variable"/>
    <style:font-face style:name="Times New Roman" svg:font-family="'Times New Roman'" style:font-family-generic="roman" style:font-pitch="variable"/>
    <style:font-face style:name="Arial" svg:font-family="Arial" style:font-family-generic="swiss" style:font-pitch="variable"/>
    <style:font-face style:name="Open Sans Light2" svg:font-family="'Open Sans Light'" style:font-family-generic="swiss" style:font-pitch="variable"/>
    <style:font-face style:name="Open Sans Light1" svg:font-family="'Open Sans Light'" style:font-adornments="Light" style:font-family-generic="swiss" style:font-pitch="variable"/>
    <style:font-face style:name="Open Sans Light" svg:font-family="'Open Sans Light'" style:font-adornments="Maigre"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199cm" fo:margin-bottom="0.199cm" style:contextual-spacing="false"/>
      <style:text-properties style:font-name="Open Sans Light" fo:font-weight="250"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Quicksand Light1" fo:font-size="40pt" fo:font-weight="250" style:font-size-asian="40pt" style:font-weight-asian="bold" style:font-size-complex="40pt"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Open Sans Light1" fo:font-size="16pt" fo:font-style="normal" fo:font-weight="250"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Open Sans Light" fo:font-size="16pt" fo:font-weight="25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0.81cm" style:contextual-spacing="false" fo:text-indent="0cm" style:auto-text-indent="false" text:number-lines="false" text:line-number="0"/>
      <style:text-properties style:font-name="Quicksand Light1" fo:font-size="40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style:contextual-spacing="false" fo:text-indent="0cm" style:auto-text-indent="false">
        <style:tab-stops>
          <style:tab-stop style:position="17cm" style:type="right" style:leader-style="dotted" style:leader-text="."/>
        </style:tab-stops>
      </style:paragraph-properties>
      <style:text-properties style:font-name="Quicksand Light1" fo:font-size="16pt" fo:font-weight="25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Quicksand Light1" fo:font-size="14pt" fo:font-weight="25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Open Sans Light1" officeooo:rsid="000fa6e9" officeooo:paragraph-rsid="000fa6e9"/>
    </style:style>
    <style:style style:name="MP2" style:family="paragraph" style:parent-style-name="Footer">
      <style:paragraph-properties fo:text-align="end" style:justify-single-word="false"/>
      <style:text-properties style:font-name="Open Sans Light1"/>
    </style:style>
    <style:style style:name="MT1" style:family="text">
      <style:text-properties officeooo:rsid="000e658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CorpsDocu" style:page-layout-name="Mpm2">
      <style:header>
        <text:p text:style-name="MP1">Patois, Mercandali, Scala, Rollot, Martel, Nguyen</text:p>
      </style:header>
      <style:footer>
        <text:p text:style-name="MP2"><text:span text:style-name="MT1">Page </text:span><text:page-number text:select-page="current">12</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lt PATOIS</meta:initial-creator>
    <meta:creation-date>2013-06-18T09:19:44</meta:creation-date>
    <dc:date>2013-06-20T16:14:49</dc:date>
    <dc:creator>Thibault PATOIS</dc:creator>
    <meta:editing-duration>PT49M13S</meta:editing-duration>
    <meta:editing-cycles>9</meta:editing-cycles>
    <meta:generator>LibreOffice/4.0.3.3$Linux_x86 LibreOffice_project/0eaa50a932c8f2199a615e1eb30f7ac74279539</meta:generator>
    <meta:document-statistic meta:table-count="0" meta:image-count="0" meta:object-count="0" meta:page-count="16" meta:paragraph-count="160" meta:word-count="1563" meta:character-count="8888" meta:non-whitespace-character-count="7534"/>
  </office:meta>
</office:document-meta>
</file>